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15cm" fo:min-width="7.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15cm" fo:min-width="0.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098cm" fo:min-width="0.7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ffffff" draw:marker-start-width="0.279cm" draw:marker-end-width="0.279cm" svg:stroke-opacity="0%" draw:fill-color="#ffffff" draw:opacity="0%" draw:textarea-horizontal-align="justify" draw:textarea-vertical-align="middle" draw:auto-grow-height="false" fo:min-height="1.098cm" fo:min-width="0.7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color="#ff0000" draw:fill-color="#ff0000" draw:textarea-vertical-align="middle" draw:auto-grow-height="false" fo:min-height="0.851cm" fo:min-width="0.801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svg:stroke-opacity="100%" draw:fill-color="#ffffff" draw:opacity="0%" draw:textarea-horizontal-align="justify" draw:textarea-vertical-align="middle" draw:auto-grow-height="false" fo:min-height="1.098cm" fo:min-width="7.748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098cm" fo:min-width="7.748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098cm" fo:min-width="8.733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85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 draw:opacity="0%"/>
      <style:paragraph-properties fo:text-align="center" style:writing-mode="lr-tb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paragraph-properties fo:text-align="center" style:writing-mode="lr-tb"/>
      <style:text-properties fo:color="#ff0000"/>
    </style:style>
    <style:style style:name="P6" style:family="paragraph">
      <loext:graphic-properties draw:fill-color="#ffffff" draw:opacity="0%"/>
      <style:paragraph-properties fo:text-align="center" style:writing-mode="lr-tb"/>
      <style:text-properties fo:color="#ff0000"/>
    </style:style>
    <style:style style:name="P7" style:family="paragraph">
      <style:paragraph-properties fo:text-align="center" style:writing-mode="lr-tb"/>
      <style:text-properties fo:color="#c9211e"/>
    </style:style>
    <style:style style:name="P8" style:family="paragraph">
      <loext:graphic-properties draw:fill-color="#ffffff" draw:opacity="0%"/>
      <style:paragraph-properties fo:text-align="center" style:writing-mode="lr-tb"/>
      <style:text-properties fo:color="#c9211e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0000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8.3cm" svg:height="1.4cm" svg:x="2.5cm" svg:y="1.3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4cm" svg:x="2.5cm" svg:y="1.338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4cm" svg:x="3.8cm" svg:y="1.338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4cm" svg:x="5.1cm" svg:y="1.338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4cm" svg:x="6.4cm" svg:y="1.338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4cm" svg:x="7.7cm" svg:y="1.3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2.5cm" svg:y="2.83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3.8cm" svg:y="2.83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5.1cm" svg:y="2.83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6.4cm" svg:y="2.83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7.7cm" svg:y="2.83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1cm" svg:x="4.115cm" svg:y="14.73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1.3cm" svg:height="1.4cm" svg:x="9cm" svg:y="2.83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3cm" svg:height="1.4cm" svg:x="2.5cm" svg:y="5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4cm" svg:x="2.5cm" svg:y="5.938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4cm" svg:x="3.8cm" svg:y="5.938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4cm" svg:x="5.1cm" svg:y="5.938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4cm" svg:x="6.4cm" svg:y="5.938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3cm" svg:height="1.4cm" svg:x="7.7cm" svg:y="5.938cm">
          <text:p text:style-name="P5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2.5cm" svg:y="7.43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3.8cm" svg:y="7.43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5.1cm" svg:y="7.43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6.4cm" svg:y="7.43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7.7cm" svg:y="7.43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9cm" svg:y="7.43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3cm" svg:height="1.4cm" svg:x="2.5cm" svg:y="10.2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4cm" svg:x="2.5cm" svg:y="10.238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4cm" svg:x="3.8cm" svg:y="10.238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4cm" svg:x="5.1cm" svg:y="10.238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4cm" svg:x="6.4cm" svg:y="10.238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4cm" svg:x="7.7cm" svg:y="10.238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2.5cm" svg:y="11.73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3.8cm" svg:y="11.73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5.1cm" svg:y="11.73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6.4cm" svg:y="11.73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7.7cm" svg:y="11.73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9cm" svg:y="11.73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285cm" svg:height="1.4cm" svg:x="2.415cm" svg:y="15.8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4cm" svg:x="2.415cm" svg:y="15.838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3cm" svg:height="1.4cm" svg:x="3.715cm" svg:y="15.838cm">
          <text:p text:style-name="P5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3cm" svg:height="1.4cm" svg:x="5.015cm" svg:y="15.838cm">
          <text:p text:style-name="P7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3cm" svg:height="1.4cm" svg:x="6.315cm" svg:y="15.838cm">
          <text:p text:style-name="P7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3cm" svg:height="1.4cm" svg:x="7.615cm" svg:y="15.838cm">
          <text:p text:style-name="P7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2.415cm" svg:y="17.33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3.715cm" svg:y="17.33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5.015cm" svg:y="17.33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6.315cm" svg:y="17.33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7.615cm" svg:y="17.33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4cm" svg:x="8.915cm" svg:y="17.33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3cm" svg:height="1.4cm" svg:x="8.915cm" svg:y="15.838cm">
          <text:p text:style-name="P7"><text:span text:style-name="T2">3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1cm" svg:x="5.615cm" svg:y="14.73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4" draw:layer="layout" svg:width="1.3cm" svg:height="1.1cm" svg:x="7.115cm" svg:y="14.73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4" draw:layer="layout" svg:width="1.3cm" svg:height="1.1cm" svg:x="8.615cm" svg:y="14.73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9" draw:text-style-name="P9" draw:layer="layout" svg:x1="7.7cm" svg:y1="10.238cm" svg:x2="9cm" svg:y2="11.638cm">
          <text:p/>
        </draw:line>
        <draw:line draw:style-name="gr9" draw:text-style-name="P9" draw:layer="layout" svg:x1="9cm" svg:y1="10.238cm" svg:x2="7.7cm" svg:y2="11.638cm">
          <text:p/>
        </draw:line>
        <draw:frame draw:style-name="gr10" draw:text-style-name="P10" draw:layer="layout" svg:width="6.395cm" svg:height="0.962cm" svg:x="3.5cm" svg:y="4.138cm">
          <draw:text-box>
            <text:p>а) исходный массив</text:p>
          </draw:text-box>
        </draw:frame>
        <draw:frame draw:style-name="gr11" draw:text-style-name="P10" draw:layer="layout" svg:width="10.162cm" svg:height="0.962cm" svg:x="2.438cm" svg:y="8.638cm">
          <draw:text-box>
            <text:p>б) добавление элемента в конец</text:p>
          </draw:text-box>
        </draw:frame>
        <draw:frame draw:style-name="gr12" draw:text-style-name="P10" draw:layer="layout" svg:width="9.722cm" svg:height="0.962cm" svg:x="2.464cm" svg:y="13.054cm">
          <draw:text-box>
            <text:p>в) удаление элемента из конца</text:p>
          </draw:text-box>
        </draw:frame>
        <draw:frame draw:style-name="gr13" draw:text-style-name="P10" draw:layer="layout" svg:width="11.085cm" svg:height="0.962cm" svg:x="2.4cm" svg:y="18.738cm">
          <draw:text-box>
            <text:p>г) добавление элемента в середину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6:08:00.708966656</meta:creation-date>
    <dc:date>2021-11-03T16:52:05.518551348</dc:date>
    <meta:editing-duration>PT8M38S</meta:editing-duration>
    <meta:editing-cycles>5</meta:editing-cycles>
    <meta:generator>LibreOffice/6.4.7.2$Linux_X86_64 LibreOffice_project/40$Build-2</meta:generator>
    <meta:document-statistic meta:object-count="59"/>
  </office:meta>
</office:document-meta>
</file>